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721d25"/>
    </style:style>
    <style:style style:name="P3" style:family="paragraph" style:parent-style-name="Text_20_body">
      <style:text-properties officeooo:paragraph-rsid="020cab4b"/>
    </style:style>
    <style:style style:name="P4" style:family="paragraph" style:parent-style-name="Text_20_body">
      <style:text-properties officeooo:rsid="020cab4b" officeooo:paragraph-rsid="020cab4b"/>
    </style:style>
    <style:style style:name="P5" style:family="paragraph" style:parent-style-name="Text_20_body">
      <style:text-properties officeooo:rsid="020d24a0" officeooo:paragraph-rsid="020d24a0"/>
    </style:style>
    <style:style style:name="P6" style:family="paragraph" style:parent-style-name="Text_20_body">
      <style:text-properties officeooo:rsid="020ecac5" officeooo:paragraph-rsid="020ecac5"/>
    </style:style>
    <style:style style:name="P7" style:family="paragraph" style:parent-style-name="Text_20_body">
      <style:text-properties officeooo:rsid="020ee7c6" officeooo:paragraph-rsid="020ee7c6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text-properties officeooo:paragraph-rsid="003f068d"/>
    </style:style>
    <style:style style:name="P12" style:family="paragraph" style:parent-style-name="Preformatted_20_Text">
      <style:paragraph-properties fo:text-align="start" style:justify-single-word="false"/>
    </style:style>
    <style:style style:name="P13" style:family="paragraph" style:parent-style-name="Preformatted_20_Text">
      <style:text-properties fo:color="#ff860d"/>
    </style:style>
    <style:style style:name="P14" style:family="paragraph" style:parent-style-name="Preformatted_20_Text">
      <style:text-properties fo:font-size="8pt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1ec89c1" style:font-size-asian="10.5pt" style:font-size-complex="12pt"/>
    </style:style>
    <style:style style:name="P1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1ec89c1" officeooo:paragraph-rsid="01ec89c1" style:font-size-asian="10.5pt" style:font-size-complex="12pt"/>
    </style:style>
    <style:style style:name="P18" style:family="paragraph" style:parent-style-name="Heading_20_2">
      <style:text-properties officeooo:paragraph-rsid="01c46a5b"/>
    </style:style>
    <style:style style:name="P19" style:family="paragraph" style:parent-style-name="Heading_20_2">
      <style:text-properties officeooo:paragraph-rsid="01d010a4"/>
    </style:style>
    <style:style style:name="P20" style:family="paragraph" style:parent-style-name="Heading_20_2">
      <style:paragraph-properties fo:margin-top="0.101cm" fo:margin-bottom="0.199cm" loext:contextual-spacing="false"/>
      <style:text-properties fo:font-size="16.1000003814697pt" fo:font-weight="bold" officeooo:rsid="01f191a8" officeooo:paragraph-rsid="01f191a8" style:font-size-asian="16.1000003814697pt" style:font-weight-asian="bold" style:font-size-complex="16.1000003814697pt" style:font-weight-complex="bold"/>
    </style:style>
    <style:style style:name="P21" style:family="paragraph" style:parent-style-name="Heading_20_4">
      <style:text-properties officeooo:rsid="018dc0c7" officeooo:paragraph-rsid="018dc0c7"/>
    </style:style>
    <style:style style:name="P22" style:family="paragraph" style:parent-style-name="Heading_20_4">
      <style:text-properties officeooo:paragraph-rsid="01f7363c"/>
    </style:style>
    <style:style style:name="P23" style:family="paragraph" style:parent-style-name="Heading_20_4">
      <style:text-properties style:font-name="Liberation Sans" fo:font-size="13.3000001907349pt" fo:font-style="italic" fo:font-weight="bold" officeooo:rsid="01fbc0b4" officeooo:paragraph-rsid="01fbc0b4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" style:family="paragraph" style:parent-style-name="Preformatted_20_Text">
      <style:text-properties fo:font-size="8pt" style:font-size-asian="8pt" style:font-size-complex="8pt"/>
    </style:style>
    <style:style style:name="P25" style:family="paragraph" style:parent-style-name="Preformatted_20_Text" style:list-style-name="L5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09eaf19" style:font-size-asian="10.5pt" style:font-size-complex="12pt"/>
    </style:style>
    <style:style style:name="P26" style:family="paragraph" style:parent-style-name="Preformatted_20_Text" style:list-style-name="L6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7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8" style:family="paragraph" style:parent-style-name="Preformatted_20_Text" style:list-style-name="L8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29" style:family="paragraph" style:parent-style-name="Preformatted_20_Text" style:list-style-name="L9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0" style:family="paragraph" style:parent-style-name="Preformatted_20_Text" style:list-style-name="L10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1" style:family="paragraph" style:parent-style-name="Preformatted_20_Text" style:list-style-name="L11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2" style:family="paragraph" style:parent-style-name="Standard">
      <style:text-properties officeooo:rsid="02251869" officeooo:paragraph-rsid="02263e5b"/>
    </style:style>
    <style:style style:name="P33" style:family="paragraph" style:parent-style-name="Standard">
      <style:text-properties officeooo:rsid="02251869" officeooo:paragraph-rsid="022724fe"/>
    </style:style>
    <style:style style:name="P34" style:family="paragraph" style:parent-style-name="Standard">
      <style:text-properties officeooo:rsid="02251869" officeooo:paragraph-rsid="022c3db4"/>
    </style:style>
    <style:style style:name="P35" style:family="paragraph" style:parent-style-name="Standard">
      <style:text-properties officeooo:rsid="022724fe" officeooo:paragraph-rsid="022724fe"/>
    </style:style>
    <style:style style:name="P36" style:family="paragraph" style:parent-style-name="Standard">
      <style:text-properties officeooo:rsid="022724fe" officeooo:paragraph-rsid="022c3db4"/>
    </style:style>
    <style:style style:name="P37" style:family="paragraph" style:parent-style-name="Standard">
      <style:text-properties officeooo:rsid="022724fe" officeooo:paragraph-rsid="02355a36"/>
    </style:style>
    <style:style style:name="P38" style:family="paragraph" style:parent-style-name="Standard">
      <style:text-properties officeooo:rsid="02292680" officeooo:paragraph-rsid="02292680"/>
    </style:style>
    <style:style style:name="P39" style:family="paragraph" style:parent-style-name="Standard">
      <style:text-properties officeooo:rsid="02292680" officeooo:paragraph-rsid="022c3db4"/>
    </style:style>
    <style:style style:name="P40" style:family="paragraph" style:parent-style-name="Standard">
      <style:text-properties officeooo:rsid="02292680" officeooo:paragraph-rsid="02355a36"/>
    </style:style>
    <style:style style:name="P41" style:family="paragraph" style:parent-style-name="Standard">
      <style:text-properties officeooo:rsid="022c3db4" officeooo:paragraph-rsid="022c3db4"/>
    </style:style>
    <style:style style:name="P42" style:family="paragraph" style:parent-style-name="Standard">
      <style:text-properties officeooo:rsid="022c3db4" officeooo:paragraph-rsid="02355a36"/>
    </style:style>
    <style:style style:name="P43" style:family="paragraph" style:parent-style-name="Standard">
      <style:text-properties officeooo:paragraph-rsid="022c3db4"/>
    </style:style>
    <style:style style:name="P44" style:family="paragraph" style:parent-style-name="Standard">
      <style:text-properties officeooo:paragraph-rsid="02355a36"/>
    </style:style>
    <style:style style:name="P45" style:family="paragraph" style:parent-style-name="Standard">
      <style:text-properties officeooo:rsid="0238a08e" officeooo:paragraph-rsid="0238a08e"/>
    </style:style>
    <style:style style:name="P46" style:family="paragraph" style:parent-style-name="Text_20_body" style:list-style-name="L1">
      <style:text-properties officeooo:rsid="01e50657" officeooo:paragraph-rsid="01e50657"/>
    </style:style>
    <style:style style:name="P47" style:family="paragraph" style:parent-style-name="Text_20_body" style:list-style-name="L2">
      <style:text-properties officeooo:rsid="006abcc8" officeooo:paragraph-rsid="006abcc8"/>
    </style:style>
    <style:style style:name="P48" style:family="paragraph" style:parent-style-name="Text_20_body" style:list-style-name="L2">
      <style:text-properties officeooo:rsid="01e5e4c9" officeooo:paragraph-rsid="01e6a4d9"/>
    </style:style>
    <style:style style:name="P49" style:family="paragraph" style:parent-style-name="Text_20_body" style:list-style-name="L2">
      <style:text-properties officeooo:rsid="01c82339" officeooo:paragraph-rsid="01c82339"/>
    </style:style>
    <style:style style:name="P50" style:family="paragraph" style:parent-style-name="Text_20_body" style:list-style-name="L2">
      <style:text-properties officeooo:rsid="01e8534c" officeooo:paragraph-rsid="01e8534c"/>
    </style:style>
    <style:style style:name="P51" style:family="paragraph" style:parent-style-name="Text_20_body" style:list-style-name="L3">
      <style:text-properties officeooo:paragraph-rsid="01858210"/>
    </style:style>
    <style:style style:name="P52" style:family="paragraph" style:parent-style-name="Text_20_body" style:list-style-name="L3">
      <style:text-properties officeooo:rsid="017f4bd2" officeooo:paragraph-rsid="017f4bd2"/>
    </style:style>
    <style:style style:name="P53" style:family="paragraph" style:parent-style-name="Text_20_body" style:list-style-name="L3">
      <style:text-properties officeooo:rsid="01811c1a" officeooo:paragraph-rsid="01811c1a"/>
    </style:style>
    <style:style style:name="P54" style:family="paragraph" style:parent-style-name="Text_20_body" style:list-style-name="L4">
      <style:text-properties officeooo:rsid="01d010a4" officeooo:paragraph-rsid="01d010a4"/>
    </style:style>
    <style:style style:name="P55" style:family="paragraph" style:parent-style-name="Text_20_body" style:list-style-name="L4">
      <style:text-properties officeooo:rsid="0184d70b" officeooo:paragraph-rsid="0184d70b"/>
    </style:style>
    <style:style style:name="P56" style:family="paragraph" style:parent-style-name="Text_20_body" style:list-style-name="L4">
      <style:text-properties officeooo:rsid="0184d70b" officeooo:paragraph-rsid="01d5348f"/>
    </style:style>
    <style:style style:name="P57" style:family="paragraph" style:parent-style-name="Text_20_body">
      <style:text-properties officeooo:rsid="0184d70b" officeooo:paragraph-rsid="0184d70b"/>
    </style:style>
    <style:style style:name="P58" style:family="paragraph" style:parent-style-name="Text_20_body" style:list-style-name="L4">
      <style:text-properties officeooo:rsid="01ea4783" officeooo:paragraph-rsid="01ea4783"/>
    </style:style>
    <style:style style:name="P59" style:family="paragraph" style:parent-style-name="Text_20_body" style:list-style-name="L4">
      <style:text-properties officeooo:rsid="01d14ad3" officeooo:paragraph-rsid="01d5348f"/>
    </style:style>
    <style:style style:name="P60" style:family="paragraph" style:parent-style-name="Text_20_body" style:list-style-name="L4">
      <style:text-properties officeooo:rsid="01d30767" officeooo:paragraph-rsid="01d5348f"/>
    </style:style>
    <style:style style:name="P61" style:family="paragraph" style:parent-style-name="Text_20_body" style:list-style-name="L4">
      <style:text-properties officeooo:rsid="01eaf320" officeooo:paragraph-rsid="01eaf320"/>
    </style:style>
    <style:style style:name="P62" style:family="paragraph" style:parent-style-name="Text_20_body" style:list-style-name="L4">
      <style:text-properties officeooo:rsid="01eb3e90" officeooo:paragraph-rsid="01eb3e90"/>
    </style:style>
    <style:style style:name="P63" style:family="paragraph" style:parent-style-name="Text_20_body" style:list-style-name="L12">
      <style:text-properties officeooo:paragraph-rsid="01f4de75"/>
    </style:style>
    <style:style style:name="P64" style:family="paragraph" style:parent-style-name="Text_20_body" style:list-style-name="L12">
      <style:text-properties officeooo:paragraph-rsid="01f6a26a"/>
    </style:style>
    <style:style style:name="P65" style:family="paragraph" style:parent-style-name="Text_20_body" style:list-style-name="L12">
      <style:text-properties officeooo:paragraph-rsid="01f7363c"/>
    </style:style>
    <style:style style:name="P66" style:family="paragraph" style:parent-style-name="Text_20_body" style:list-style-name="L12">
      <style:text-properties officeooo:paragraph-rsid="01fdbc7a"/>
    </style:style>
    <style:style style:name="P67" style:family="paragraph" style:parent-style-name="Text_20_body" style:list-style-name="L12">
      <style:text-properties officeooo:paragraph-rsid="0202afd3"/>
    </style:style>
    <style:style style:name="P68" style:family="paragraph" style:parent-style-name="Text_20_body" style:list-style-name="L12">
      <style:text-properties officeooo:paragraph-rsid="02049a40"/>
    </style:style>
    <style:style style:name="P69" style:family="paragraph" style:parent-style-name="Text_20_body" style:list-style-name="L12">
      <style:text-properties officeooo:paragraph-rsid="0205e482"/>
    </style:style>
    <style:style style:name="P70" style:family="paragraph" style:parent-style-name="Text_20_body" style:list-style-name="L12">
      <style:text-properties style:font-name="Liberation Sans" fo:font-style="italic" fo:font-weight="normal" officeooo:rsid="01f37ebe" officeooo:paragraph-rsid="01f37ebe" style:font-style-asian="italic" style:font-weight-asian="normal" style:font-style-complex="italic" style:font-weight-complex="normal"/>
    </style:style>
    <style:style style:name="P71" style:family="paragraph" style:parent-style-name="Text_20_body" style:list-style-name="L12">
      <style:text-properties style:font-name="Liberation Sans" fo:font-style="italic" fo:font-weight="normal" officeooo:rsid="01f37ebe" officeooo:paragraph-rsid="01f7363c" style:font-style-asian="italic" style:font-weight-asian="normal" style:font-style-complex="italic" style:font-weight-complex="normal"/>
    </style:style>
    <style:style style:name="P72" style:family="paragraph" style:parent-style-name="Text_20_body" style:list-style-name="L12">
      <style:text-properties style:font-name="Liberation Sans" fo:font-style="italic" fo:font-weight="normal" officeooo:rsid="01f37ebe" officeooo:paragraph-rsid="01fbc0b4" style:font-style-asian="italic" style:font-weight-asian="normal" style:font-style-complex="italic" style:font-weight-complex="normal"/>
    </style:style>
    <style:style style:name="P73" style:family="paragraph" style:parent-style-name="Text_20_body" style:list-style-name="L12">
      <style:text-properties style:font-name="Liberation Sans" fo:font-style="italic" fo:font-weight="normal" officeooo:rsid="01f4de75" officeooo:paragraph-rsid="01f4de75" style:font-style-asian="italic" style:font-weight-asian="normal" style:font-style-complex="italic" style:font-weight-complex="normal"/>
    </style:style>
    <style:style style:name="P74" style:family="paragraph" style:parent-style-name="Text_20_body" style:list-style-name="L12">
      <style:text-properties style:font-name="Liberation Sans" fo:font-style="italic" fo:font-weight="normal" officeooo:rsid="01f4de75" officeooo:paragraph-rsid="01f7363c" style:font-style-asian="italic" style:font-weight-asian="normal" style:font-style-complex="italic" style:font-weight-complex="normal"/>
    </style:style>
    <style:style style:name="P75" style:family="paragraph" style:parent-style-name="Text_20_body" style:list-style-name="L12">
      <style:text-properties style:font-name="Liberation Sans" fo:font-style="italic" fo:font-weight="normal" officeooo:rsid="01fa4138" officeooo:paragraph-rsid="01fa4138" style:font-style-asian="italic" style:font-weight-asian="normal" style:font-style-complex="italic" style:font-weight-complex="normal"/>
    </style:style>
    <style:style style:name="P76" style:family="paragraph" style:parent-style-name="Text_20_body" style:list-style-name="L12">
      <style:text-properties style:font-name="Liberation Sans" fo:font-style="italic" fo:font-weight="normal" officeooo:rsid="01fbc0b4" officeooo:paragraph-rsid="01fbc0b4" style:font-style-asian="italic" style:font-weight-asian="normal" style:font-style-complex="italic" style:font-weight-complex="normal"/>
    </style:style>
    <style:style style:name="P77" style:family="paragraph" style:parent-style-name="Text_20_body" style:list-style-name="L12">
      <style:text-properties style:font-name="Liberation Sans" fo:font-style="italic" fo:font-weight="normal" officeooo:rsid="01fd5795" officeooo:paragraph-rsid="01fd5795" style:font-style-asian="italic" style:font-weight-asian="normal" style:font-style-complex="italic" style:font-weight-complex="normal"/>
    </style:style>
    <style:style style:name="P78" style:family="paragraph" style:parent-style-name="Text_20_body" style:list-style-name="L12">
      <style:text-properties style:font-name="Liberation Sans" fo:font-style="italic" fo:font-weight="normal" officeooo:rsid="01fd5795" officeooo:paragraph-rsid="01fdbc7a" style:font-style-asian="italic" style:font-weight-asian="normal" style:font-style-complex="italic" style:font-weight-complex="normal"/>
    </style:style>
    <style:style style:name="P79" style:family="paragraph" style:parent-style-name="Text_20_body" style:list-style-name="L12">
      <style:text-properties style:font-name="Liberation Sans" fo:font-style="italic" fo:font-weight="normal" officeooo:rsid="01fd5795" officeooo:paragraph-rsid="0202afd3" style:font-style-asian="italic" style:font-weight-asian="normal" style:font-style-complex="italic" style:font-weight-complex="normal"/>
    </style:style>
    <style:style style:name="P80" style:family="paragraph" style:parent-style-name="Text_20_body" style:list-style-name="L12">
      <style:text-properties style:font-name="Liberation Sans" fo:font-style="italic" fo:font-weight="normal" officeooo:rsid="01fd5795" officeooo:paragraph-rsid="02049a40" style:font-style-asian="italic" style:font-weight-asian="normal" style:font-style-complex="italic" style:font-weight-complex="normal"/>
    </style:style>
    <style:style style:name="P81" style:family="paragraph" style:parent-style-name="Text_20_body" style:list-style-name="L12">
      <style:text-properties style:font-name="Liberation Sans" fo:font-style="italic" fo:font-weight="normal" officeooo:rsid="01fd5795" officeooo:paragraph-rsid="0205e482" style:font-style-asian="italic" style:font-weight-asian="normal" style:font-style-complex="italic" style:font-weight-complex="normal"/>
    </style:style>
    <style:style style:name="P82" style:family="paragraph" style:parent-style-name="Text_20_body" style:list-style-name="L12">
      <style:text-properties officeooo:rsid="01fbc0b4" officeooo:paragraph-rsid="01fbc0b4"/>
    </style:style>
    <style:style style:name="P83" style:family="paragraph" style:parent-style-name="Text_20_body" style:list-style-name="L12">
      <style:text-properties officeooo:rsid="01fbc0b4" officeooo:paragraph-rsid="01fdbc7a"/>
    </style:style>
    <style:style style:name="P84" style:family="paragraph" style:parent-style-name="Text_20_body" style:list-style-name="L12">
      <style:text-properties officeooo:rsid="01fbc0b4" officeooo:paragraph-rsid="01ffa9fd"/>
    </style:style>
    <style:style style:name="P85" style:family="paragraph" style:parent-style-name="Text_20_body" style:list-style-name="L12">
      <style:text-properties officeooo:rsid="01fbc0b4" officeooo:paragraph-rsid="0202afd3"/>
    </style:style>
    <style:style style:name="P86" style:family="paragraph" style:parent-style-name="Text_20_body" style:list-style-name="L12">
      <style:text-properties officeooo:rsid="01fbc0b4" officeooo:paragraph-rsid="02049a40"/>
    </style:style>
    <style:style style:name="P87" style:family="paragraph" style:parent-style-name="Text_20_body" style:list-style-name="L12">
      <style:text-properties officeooo:rsid="01fbc0b4" officeooo:paragraph-rsid="0205e482"/>
    </style:style>
    <style:style style:name="P88" style:family="paragraph" style:parent-style-name="Text_20_body">
      <style:text-properties officeooo:rsid="020ee7c6" officeooo:paragraph-rsid="020ee7c6"/>
    </style:style>
    <style:style style:name="P89" style:family="paragraph" style:parent-style-name="Text_20_body">
      <style:paragraph-properties fo:text-align="justify" style:justify-single-word="false"/>
    </style:style>
    <style:style style:name="P90" style:family="paragraph" style:parent-style-name="Text_20_body">
      <style:text-properties officeooo:rsid="021ad921" officeooo:paragraph-rsid="021ad921"/>
    </style:style>
    <style:style style:name="P91" style:family="paragraph" style:parent-style-name="Text_20_body" style:list-style-name="L13">
      <style:text-properties officeooo:rsid="021ad921" officeooo:paragraph-rsid="021ad921"/>
    </style:style>
    <style:style style:name="P92" style:family="paragraph" style:parent-style-name="Text_20_body" style:list-style-name="L13">
      <style:text-properties officeooo:rsid="021c1806" officeooo:paragraph-rsid="021c1806"/>
    </style:style>
    <style:style style:name="P93" style:family="paragraph" style:parent-style-name="Text_20_body" style:list-style-name="L13">
      <style:text-properties officeooo:rsid="021c1806" officeooo:paragraph-rsid="0221d07d"/>
    </style:style>
    <style:style style:name="P94" style:family="paragraph" style:parent-style-name="Text_20_body" style:list-style-name="L13">
      <style:text-properties officeooo:paragraph-rsid="021c1806"/>
    </style:style>
    <style:style style:name="P95" style:family="paragraph" style:parent-style-name="Text_20_body" style:list-style-name="L13">
      <style:text-properties officeooo:paragraph-rsid="0221d07d"/>
    </style:style>
    <style:style style:name="P96" style:family="paragraph" style:parent-style-name="Text_20_body" style:list-style-name="L13">
      <style:text-properties officeooo:paragraph-rsid="02232174"/>
    </style:style>
    <style:style style:name="P97" style:family="paragraph" style:parent-style-name="Text_20_body" style:list-style-name="L13">
      <style:text-properties officeooo:rsid="021d92bb" officeooo:paragraph-rsid="021d92bb"/>
    </style:style>
    <style:style style:name="P98" style:family="paragraph" style:parent-style-name="Text_20_body" style:list-style-name="L13">
      <style:text-properties officeooo:rsid="021ec26e" officeooo:paragraph-rsid="021ec26e"/>
    </style:style>
    <style:style style:name="P99" style:family="paragraph" style:parent-style-name="Text_20_body" style:list-style-name="L13">
      <style:text-properties officeooo:rsid="021ec26e" officeooo:paragraph-rsid="02232174"/>
    </style:style>
    <style:style style:name="P100" style:family="paragraph" style:parent-style-name="Text_20_body" style:list-style-name="L13">
      <style:text-properties officeooo:rsid="0221d07d" officeooo:paragraph-rsid="0221d07d"/>
    </style:style>
    <style:style style:name="P101" style:family="paragraph" style:parent-style-name="Text_20_body" style:list-style-name="L13">
      <style:text-properties officeooo:rsid="022358d8" officeooo:paragraph-rsid="022358d8"/>
    </style:style>
    <style:style style:name="P102" style:family="paragraph" style:parent-style-name="Text_20_body">
      <style:text-properties officeooo:rsid="023aba4a" officeooo:paragraph-rsid="023aba4a"/>
    </style:style>
    <style:style style:name="P103" style:family="paragraph" style:parent-style-name="Text_20_body">
      <style:text-properties officeooo:paragraph-rsid="020ee7c6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1bbb390" style:font-size-asian="18pt" style:font-size-complex="18pt"/>
    </style:style>
    <style:style style:name="T16" style:family="text">
      <style:text-properties fo:font-size="18pt" officeooo:rsid="01c0dbe4" style:font-size-asian="18pt" style:font-size-complex="18pt"/>
    </style:style>
    <style:style style:name="T17" style:family="text">
      <style:text-properties officeooo:rsid="017e4ca0"/>
    </style:style>
    <style:style style:name="T18" style:family="text">
      <style:text-properties fo:color="#a1467e"/>
    </style:style>
    <style:style style:name="T19" style:family="text">
      <style:text-properties fo:color="#ff860d"/>
    </style:style>
    <style:style style:name="T20" style:family="text">
      <style:text-properties officeooo:rsid="01858210"/>
    </style:style>
    <style:style style:name="T21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ans" fo:font-style="italic" fo:font-weight="normal" officeooo:rsid="01f4de75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style="italic" fo:font-weight="normal" officeooo:rsid="01f6a26a" style:font-style-asian="italic" style:font-weight-asian="normal" style:font-style-complex="italic" style:font-weight-complex="normal"/>
    </style:style>
    <style:style style:name="T24" style:family="text">
      <style:text-properties style:font-name="Liberation Sans" fo:font-style="italic" fo:font-weight="normal" officeooo:rsid="01f37ebe" style:font-style-asian="italic" style:font-weight-asian="normal" style:font-style-complex="italic" style:font-weight-complex="normal"/>
    </style:style>
    <style:style style:name="T25" style:family="text">
      <style:text-properties style:font-name="Liberation Sans" fo:font-style="italic" fo:font-weight="normal" officeooo:rsid="01f8575f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tyle="italic" fo:font-weight="normal" officeooo:rsid="01fa4138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tyle="italic" fo:font-weight="normal" officeooo:rsid="01a0c4fe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style="italic" fo:font-weight="normal" officeooo:rsid="01fdbc7a" style:font-style-asian="italic" style:font-weight-asian="normal" style:font-style-complex="italic" style:font-weight-complex="normal"/>
    </style:style>
    <style:style style:name="T29" style:family="text">
      <style:text-properties style:font-name="Liberation Sans" fo:font-style="italic" fo:font-weight="normal" officeooo:rsid="01fbc0b4" style:font-style-asian="italic" style:font-weight-asian="normal" style:font-style-complex="italic" style:font-weight-complex="normal"/>
    </style:style>
    <style:style style:name="T30" style:family="text">
      <style:text-properties style:font-name="Liberation Sans" fo:font-style="italic" fo:font-weight="normal" officeooo:rsid="01ffa9fd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style="italic" fo:font-weight="normal" officeooo:rsid="0200a661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2026ce8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tyle="italic" fo:font-weight="normal" officeooo:rsid="0202afd3" style:font-style-asian="italic" style:font-weight-asian="normal" style:font-style-complex="italic" style:font-weight-complex="normal"/>
    </style:style>
    <style:style style:name="T34" style:family="text">
      <style:text-properties style:font-name="Liberation Sans" fo:font-style="italic" fo:font-weight="normal" officeooo:rsid="02049a40" style:font-style-asian="italic" style:font-weight-asian="normal" style:font-style-complex="italic" style:font-weight-complex="normal"/>
    </style:style>
    <style:style style:name="T35" style:family="text">
      <style:text-properties style:font-name="Liberation Sans" fo:font-style="italic" fo:font-weight="normal" officeooo:rsid="0205e482" style:font-style-asian="italic" style:font-weight-asian="normal" style:font-style-complex="italic" style:font-weight-complex="normal"/>
    </style:style>
    <style:style style:name="T36" style:family="text">
      <style:text-properties style:font-name="Liberation Sans" fo:font-style="italic" fo:font-weight="normal" officeooo:rsid="0206429c" style:font-style-asian="italic" style:font-weight-asian="normal" style:font-style-complex="italic" style:font-weight-complex="normal"/>
    </style:style>
    <style:style style:name="T37" style:family="text">
      <style:text-properties style:font-name="Liberation Sans" fo:font-style="italic" fo:font-weight="normal" officeooo:rsid="02075c01" style:font-style-asian="italic" style:font-weight-asian="normal" style:font-style-complex="italic" style:font-weight-complex="normal"/>
    </style:style>
    <style:style style:name="T38" style:family="text">
      <style:text-properties style:font-name="Liberation Sans" fo:font-size="13.3000001907349pt" fo:font-style="italic" fo:font-weight="bold" officeooo:rsid="01c1dd6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9" style:family="text">
      <style:text-properties style:font-name="Liberation Sans" fo:font-size="13.3000001907349pt" fo:font-style="italic" fo:font-weight="bold" officeooo:rsid="01f7363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40" style:family="text">
      <style:text-properties style:font-name="Liberation Sans" style:font-name-asian="Noto Sans CJK SC" style:font-name-complex="Lohit Devanagari"/>
    </style:style>
    <style:style style:name="T41" style:family="text">
      <style:text-properties officeooo:rsid="01cb7cb4"/>
    </style:style>
    <style:style style:name="T42" style:family="text">
      <style:text-properties officeooo:rsid="006f18be"/>
    </style:style>
    <style:style style:name="T43" style:family="text">
      <style:text-properties officeooo:rsid="01ccb6d6"/>
    </style:style>
    <style:style style:name="T44" style:family="text">
      <style:text-properties officeooo:rsid="01cd99a6"/>
    </style:style>
    <style:style style:name="T45" style:family="text">
      <style:text-properties officeooo:rsid="01d3682c"/>
    </style:style>
    <style:style style:name="T46" style:family="text">
      <style:text-properties officeooo:rsid="01e50657"/>
    </style:style>
    <style:style style:name="T47" style:family="text">
      <style:text-properties officeooo:rsid="01e5e4c9"/>
    </style:style>
    <style:style style:name="T48" style:family="text">
      <style:text-properties officeooo:rsid="01c91f1c"/>
    </style:style>
    <style:style style:name="T49" style:family="text">
      <style:text-properties officeooo:rsid="01e9297e"/>
    </style:style>
    <style:style style:name="T50" style:family="text">
      <style:text-properties officeooo:rsid="01f191a8"/>
    </style:style>
    <style:style style:name="T51" style:family="text">
      <style:text-properties officeooo:rsid="01f7363c"/>
    </style:style>
    <style:style style:name="T52" style:family="text">
      <style:text-properties officeooo:rsid="018dc0c7"/>
    </style:style>
    <style:style style:name="T53" style:family="text">
      <style:text-properties officeooo:rsid="0209cec6"/>
    </style:style>
    <style:style style:name="T54" style:family="text">
      <style:text-properties officeooo:rsid="020e87b2"/>
    </style:style>
    <style:style style:name="T55" style:family="text">
      <style:text-properties officeooo:rsid="020ee7c6"/>
    </style:style>
    <style:style style:name="T56" style:family="text">
      <style:text-properties officeooo:rsid="021ad921"/>
    </style:style>
    <style:style style:name="T57" style:family="text">
      <style:text-properties officeooo:rsid="021d92bb"/>
    </style:style>
    <style:style style:name="T58" style:family="text">
      <style:text-properties officeooo:rsid="021fe54e"/>
    </style:style>
    <style:style style:name="T59" style:family="text">
      <style:text-properties officeooo:rsid="0221d07d"/>
    </style:style>
    <style:style style:name="T60" style:family="text">
      <style:text-properties officeooo:rsid="02232174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22c3db4" style:font-weight-asian="bold" style:font-weight-complex="bold"/>
    </style:style>
    <style:style style:name="T63" style:family="text">
      <style:text-properties fo:font-weight="bold" officeooo:rsid="022dbaac" style:font-weight-asian="bold" style:font-weight-complex="bold"/>
    </style:style>
    <style:style style:name="T64" style:family="text">
      <style:text-properties fo:font-weight="bold" officeooo:rsid="023279b1" style:font-weight-asian="bold" style:font-weight-complex="bold"/>
    </style:style>
    <style:style style:name="T65" style:family="text">
      <style:text-properties fo:font-weight="bold" officeooo:rsid="02355a36" style:font-weight-asian="bold" style:font-weight-complex="bold"/>
    </style:style>
    <style:style style:name="T66" style:family="text">
      <style:text-properties fo:font-weight="bold" officeooo:rsid="0236cabf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2251869"/>
    </style:style>
    <style:style style:name="T69" style:family="text">
      <style:text-properties officeooo:rsid="02263e5b"/>
    </style:style>
    <style:style style:name="T70" style:family="text">
      <style:text-properties officeooo:rsid="022724fe"/>
    </style:style>
    <style:style style:name="T71" style:family="text">
      <style:text-properties officeooo:rsid="022c3db4"/>
    </style:style>
    <style:style style:name="T72" style:family="text">
      <style:text-properties officeooo:rsid="022dbaac"/>
    </style:style>
    <style:style style:name="T73" style:family="text">
      <style:text-properties officeooo:rsid="022f622d"/>
    </style:style>
    <style:style style:name="T74" style:family="text">
      <style:text-properties officeooo:rsid="02302310"/>
    </style:style>
    <style:style style:name="T75" style:family="text">
      <style:text-properties officeooo:rsid="023133f5"/>
    </style:style>
    <style:style style:name="T76" style:family="text">
      <style:text-properties officeooo:rsid="023279b1"/>
    </style:style>
    <style:style style:name="T77" style:family="text">
      <style:text-properties officeooo:rsid="0232a4b2"/>
    </style:style>
    <style:style style:name="T78" style:family="text">
      <style:text-properties officeooo:rsid="02349842"/>
    </style:style>
    <style:style style:name="T79" style:family="text">
      <style:text-properties officeooo:rsid="02355a36"/>
    </style:style>
    <style:style style:name="T80" style:family="text">
      <style:text-properties officeooo:rsid="0239161b"/>
    </style:style>
    <style:style style:name="T8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82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83" style:family="text">
      <style:text-properties officeooo:rsid="023b9c12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P8"><text:span text:style-name="T14">ОТЧЕТ ПО ЛАБОРАТОРНОЙ РАБОТЕ №</text:span><text:span text:style-name="T15">4</text:span><text:span text:style-name="T14"><text:line-break/></text:span><text:span text:style-name="T16">СТЕК</text:span></text:p>
      <text:p text:style-name="P10">ДИСЦИПЛИНА: ТИПЫ И СТРУКТУРЫ ДАННЫХ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0">2020 г</text:span>.</text:p>
      <text:h text:style-name="Heading_20_2" text:outline-level="2"><text:soft-page-break/>Цель работы</text:h>
      <text:p text:style-name="P89"><text:span text:style-name="T46">Р</text:span>еализовать операции работы со стеком, который представлен в виде массива (статического или динамического) и в виде односвязного списка, оценить преимущества и недостатки каждой реализации, получить представление о механизмах выделения и освобождения памяти при работе с динамическими структурами данных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</text:span><text:span text:style-name="Основной_20_шрифт_20_абзаца"><text:span text:style-name="T38">8</text:span></text:span></text:h>
      <text:p text:style-name="P89"><text:span text:style-name="Основной_20_шрифт_20_абзаца">Создать программу работы со стеком, выполняющую операции добавление, удаления элементов и вывод текущего состояния стека. Реализовать стек: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Text_20_body"><text:span text:style-name="Основной_20_шрифт_20_абзаца">Ввести целые числа в 2 стека. Используя третий стек отсортировать все введенные данные.</text:span></text:p>
      <text:h text:style-name="P18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2156904302" text:style-name="L1">
        <text:list-item>
          <text:p text:style-name="P46">Ввод пользователя (Стек 1, Стек 2)</text:p>
        </text:list-item>
      </text:list>
      <text:h text:style-name="Heading_20_5" text:outline-level="5">Реультаты:</text:h>
      <text:list xml:id="list419138609" text:style-name="L2">
        <text:list-item>
          <text:p text:style-name="P47">В зависимости от выбора пользователя</text:p>
          <text:list>
            <text:list-item>
              <text:p text:style-name="P48">Работа со стеком 1 (стека 2 нет) <text:span text:style-name="T48">Вывод сохраненных адресов</text:span></text:p>
            </text:list-item>
            <text:list-item>
              <text:p text:style-name="P49">Сортировка стеков <text:span text:style-name="T47">1, 2 — стек 3 </text:span></text:p>
            </text:list-item>
            <text:list-item>
              <text:p text:style-name="P50">Тестирование — сравнение реализаций сортировки стека по памяти и по времени </text:p>
            </text:list-item>
          </text:list>
        </text:list-item>
      </text:list>
      <text:h text:style-name="Heading_20_4" text:outline-level="4">Описание задачи, реализуемой программой</text:h>
      <text:p text:style-name="P2"><text:span text:style-name="T42">Вывод меню, для реализации выбора пользователя. </text:span><text:span text:style-name="T41">Ввод стека. Сортировка двух стеков с использованием третьего. </text:span><text:span text:style-name="T49">Тестирование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17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3935259070" text:style-name="L3">
        <text:list-item>
          <text:p text:style-name="P52">Ввод буквы вместо пункта меню — (Расценивается как выход)</text:p>
        </text:list-item>
        <text:list-item>
          <text:p text:style-name="P52">Ввод буквы при вводе <text:span text:style-name="T43">стека</text:span> — (Расценивается как выход в главное меню)</text:p>
        </text:list-item>
        <text:list-item>
          <text:p text:style-name="P53">Ввод цифры не из меню (тоже что и ввод <text:span text:style-name="T20">буквы</text:span>)</text:p>
        </text:list-item>
        <text:list-item>
          <text:p text:style-name="P51"><text:soft-page-break/><text:span text:style-name="T20">Ошибка при вводе </text:span><text:span text:style-name="T44">стека </text:span><text:span text:style-name="T20">(тоже что и ввод буквы)</text:span></text:p>
        </text:list-item>
      </text:list>
      <text:h text:style-name="Heading_20_2" text:outline-level="2">Описание внутренних структур данных</text:h>
      <text:p text:style-name="Preformatted_20_Text"/>
      <text:p text:style-name="Preformatted_20_Text"><text:span text:style-name="T18">typedef struct</text:span> array_stack_t <text:span text:style-name="T19">array_stack_t</text:span>;</text:p>
      <text:p text:style-name="Preformatted_20_Text"><text:span text:style-name="T18">typedef</text:span> <text:span text:style-name="T18">struct</text:span> adress_stack_node_t <text:span text:style-name="T19">adress_stack_node_t</text:span>;</text:p>
      <text:p text:style-name="P12"><text:span text:style-name="T18">typedef</text:span> <text:span text:style-name="T18">struct</text:span> list_stack_node_t <text:span text:style-name="T19">list_stack_node_t</text:span>;</text:p>
      <text:p text:style-name="P13"/>
      <text:p text:style-name="Preformatted_20_Text"><text:span text:style-name="T19">struct </text:span>array_stack_t</text:p>
      <text:p text:style-name="Preformatted_20_Text">{</text:p>
      <text:p text:style-name="Preformatted_20_Text"><text:tab/><text:span text:style-name="T18">int</text:span> *alb; //нижняя граница</text:p>
      <text:p text:style-name="Preformatted_20_Text"><text:tab/><text:span text:style-name="T18">int</text:span> *ps; <text:s/>//вершина стека</text:p>
      <text:p text:style-name="Preformatted_20_Text"><text:tab/><text:span text:style-name="T18">int</text:span> *aub; //верхняя граница</text:p>
      <text:p text:style-name="Preformatted_20_Text">};</text:p>
      <text:p text:style-name="Preformatted_20_Text"/>
      <text:p text:style-name="Preformatted_20_Text"><text:span text:style-name="T18">struct</text:span> <text:span text:style-name="T19">list_stack_node_t</text:span></text:p>
      <text:p text:style-name="Preformatted_20_Text">{</text:p>
      <text:p text:style-name="Preformatted_20_Text"><text:tab/><text:span text:style-name="T18">int</text:span> element;</text:p>
      <text:p text:style-name="Preformatted_20_Text"><text:tab/>list_stack_node_t *next;</text:p>
      <text:p text:style-name="Preformatted_20_Text">};</text:p>
      <text:p text:style-name="Preformatted_20_Text"/>
      <text:p text:style-name="Preformatted_20_Text"><text:span text:style-name="T18">struct</text:span><text:span text:style-name="T19"> adress_stack_node_t</text:span></text:p>
      <text:p text:style-name="Preformatted_20_Text">{</text:p>
      <text:p text:style-name="Preformatted_20_Text"><text:tab/><text:span text:style-name="T18">long int</text:span> element;</text:p>
      <text:p text:style-name="Preformatted_20_Text"><text:tab/>adress_stack_node_t *next;</text:p>
      <text:p text:style-name="Preformatted_20_Text">};</text:p>
      <text:h text:style-name="P19" text:outline-level="2">Оп<text:span text:style-name="T3">и</text:span>сание алгоритма</text:h>
      <text:p text:style-name="P90">Общий алгоритм</text:p>
      <text:list xml:id="list1692143911" text:style-name="L4">
        <text:list-item>
          <text:p text:style-name="P54">Вывести меню</text:p>
        </text:list-item>
        <text:list-item>
          <text:p text:style-name="P55">Получить введенное число</text:p>
        </text:list-item>
        <text:list-item>
          <text:p text:style-name="P55">Если это 1</text:p>
          <text:list>
            <text:list-item>
              <text:p text:style-name="P58">Вывести меню работы со стеком</text:p>
            </text:list-item>
            <text:list-item>
              <text:p text:style-name="P58">Получить число — выбор пользователя</text:p>
            </text:list-item>
            <text:list-item>
              <text:p text:style-name="P58">Если 1</text:p>
              <text:list>
                <text:list-item>
                  <text:p text:style-name="P58">Добавить элемент</text:p>
                </text:list-item>
              </text:list>
            </text:list-item>
            <text:list-item>
              <text:p text:style-name="P58">Если 2</text:p>
              <text:list>
                <text:list-item>
                  <text:p text:style-name="P58">Удалить</text:p>
                </text:list-item>
              </text:list>
            </text:list-item>
            <text:list-item>
              <text:p text:style-name="P58">Если 3</text:p>
              <text:list>
                <text:list-item>
                  <text:p text:style-name="P58">Вывести стеки</text:p>
                </text:list-item>
              </text:list>
            </text:list-item>
            <text:list-item>
              <text:p text:style-name="P58">Если 4</text:p>
              <text:list>
                <text:list-item>
                  <text:p text:style-name="P58">Вывести адреса</text:p>
                </text:list-item>
              </text:list>
            </text:list-item>
            <text:list-item>
              <text:p text:style-name="P58">Если 5 или ошибка</text:p>
              <text:list>
                <text:list-item>
                  <text:p text:style-name="P58">Вывести адреса использованных ячеек памяти</text:p>
                </text:list-item>
                <text:list-item>
                  <text:p text:style-name="P58"><text:soft-page-break/>Освободить все списки </text:p>
                </text:list-item>
              </text:list>
            </text:list-item>
          </text:list>
        </text:list-item>
        <text:list-item>
          <text:p text:style-name="P56">Если это 2</text:p>
          <text:list>
            <text:list-item>
              <text:p text:style-name="P59">Ввести стек 1</text:p>
            </text:list-item>
            <text:list-item>
              <text:p text:style-name="P59">Ввести стек 2</text:p>
            </text:list-item>
            <text:list-item>
              <text:p text:style-name="P59">Вывести стек 1</text:p>
            </text:list-item>
            <text:list-item>
              <text:p text:style-name="P60">Вывести стек 2</text:p>
            </text:list-item>
            <text:list-item>
              <text:p text:style-name="P59">Создать стек 3 </text:p>
            </text:list-item>
            <text:list-item>
              <text:p text:style-name="P59">Сортировать стеки — <text:span text:style-name="T45">результат в стеке 3</text:span></text:p>
            </text:list-item>
            <text:list-item>
              <text:p text:style-name="P61">Вывести стек 1</text:p>
            </text:list-item>
            <text:list-item>
              <text:p text:style-name="P61">Вывести стек 2</text:p>
            </text:list-item>
            <text:list-item>
              <text:p text:style-name="P59">Вывести стек 3</text:p>
            </text:list-item>
          </text:list>
        </text:list-item>
        <text:list-item>
          <text:p text:style-name="P55">Если это 3</text:p>
          <text:list>
            <text:list-item>
              <text:p text:style-name="P62">Протестировать</text:p>
            </text:list-item>
            <text:list-item>
              <text:p text:style-name="P62">Вывести результаты</text:p>
            </text:list-item>
          </text:list>
        </text:list-item>
        <text:list-item>
          <text:p text:style-name="P55">Иначе </text:p>
          <text:list>
            <text:list-item>
              <text:p text:style-name="P55">Закончить работу<text:tab/></text:p>
            </text:list-item>
          </text:list>
        </text:list-item>
      </text:list>
      <text:p text:style-name="P57"/>
      <text:p text:style-name="P90">Алгоритм сортировки:</text:p>
      <text:list xml:id="list2935288363" text:style-name="L13">
        <text:list-item>
          <text:p text:style-name="P91">На входе стек1 и стек2</text:p>
        </text:list-item>
        <text:list-item>
          <text:p text:style-name="P100">Пока хотя бы один из стеков не пуст</text:p>
          <text:list>
            <text:list-item>
              <text:p text:style-name="P98">Если стек 2 пуст → записать в него <text:span text:style-name="T58">элемент из первого стека</text:span></text:p>
            </text:list-item>
            <text:list-item>
              <text:p text:style-name="P91">Пока стек 1 не пуст</text:p>
              <text:list>
                <text:list-item>
                  <text:p text:style-name="P92">Увеличить счетчик</text:p>
                </text:list-item>
                <text:list-item>
                  <text:p text:style-name="P91">Взять элемент из стека 1 сравнить с элементом из стека 2</text:p>
                </text:list-item>
                <text:list-item>
                  <text:p text:style-name="P92">Сравнить с элементом стека 2</text:p>
                </text:list-item>
                <text:list-item>
                  <text:p text:style-name="P92">Меньший оставить в стеке 2</text:p>
                </text:list-item>
                <text:list-item>
                  <text:p text:style-name="P92">Другой записать в стек 3</text:p>
                </text:list-item>
              </text:list>
            </text:list-item>
            <text:list-item>
              <text:p text:style-name="P94"><text:span text:style-name="T57">Пока счетчик не опустеет</text:span></text:p>
              <text:list>
                <text:list-item>
                  <text:p text:style-name="P97">Уменьшить счетчик</text:p>
                </text:list-item>
                <text:list-item>
                  <text:p text:style-name="P97">Переместить элемент из стека 3 в стек 1</text:p>
                </text:list-item>
              </text:list>
            </text:list-item>
            <text:list-item>
              <text:p text:style-name="P99">Если стек <text:span text:style-name="T60">1</text:span> пуст → записать в него <text:span text:style-name="T58">элемент из первого стека</text:span></text:p>
            </text:list-item>
            <text:list-item>
              <text:p text:style-name="P95"><text:span text:style-name="T56">Пока стек </text:span><text:span text:style-name="T59">2</text:span><text:span text:style-name="T56"> не пуст</text:span></text:p>
              <text:list>
                <text:list-item>
                  <text:p text:style-name="P93"><text:soft-page-break/>Увеличить счетчик</text:p>
                </text:list-item>
                <text:list-item>
                  <text:p text:style-name="P95"><text:span text:style-name="T56">Взять элемент из стека </text:span><text:span text:style-name="T59">2</text:span><text:span text:style-name="T56"> сравнить с элементом из стека </text:span><text:span text:style-name="T59">1</text:span></text:p>
                </text:list-item>
                <text:list-item>
                  <text:p text:style-name="P93">Сравнить с элементом стека <text:span text:style-name="T59">1</text:span></text:p>
                </text:list-item>
                <text:list-item>
                  <text:p text:style-name="P93">Меньший оставить в стеке <text:span text:style-name="T59">1</text:span></text:p>
                </text:list-item>
                <text:list-item>
                  <text:p text:style-name="P93">Другой записать в стек 3</text:p>
                </text:list-item>
              </text:list>
            </text:list-item>
            <text:list-item>
              <text:p text:style-name="P95"><text:span text:style-name="T57">Пока счетчик не опустеет</text:span></text:p>
              <text:list>
                <text:list-item>
                  <text:p text:style-name="P96"><text:span text:style-name="T57">Уменьшить счетчик</text:span></text:p>
                </text:list-item>
                <text:list-item>
                  <text:p text:style-name="P96"><text:span text:style-name="T57">Переместить элемент из стека 3 в стек </text:span><text:span text:style-name="T60">2</text:span></text:p>
                </text:list-item>
              </text:list>
            </text:list-item>
          </text:list>
        </text:list-item>
        <text:list-item>
          <text:p text:style-name="P101">Закончить сортировку</text:p>
        </text:list-item>
      </text:list>
      <text:h text:style-name="Heading_20_2" text:outline-level="2"><text:span text:style-name="T13">Основные ф</text:span>ункции</text:h>
      <text:p text:style-name="P17">adress_work.h</text:p>
      <text:list xml:id="list3429419723" text:style-name="L5">
        <text:list-item>
          <text:p text:style-name="P25">int add_adresses(adress_stack_node_t **head, long int adress);</text:p>
        </text:list-item>
        <text:list-item>
          <text:p text:style-name="P25">void output_adresses(adress_stack_node_t *head);</text:p>
        </text:list-item>
        <text:list-item>
          <text:p text:style-name="P25">void free_adresses(adress_stack_node_t **head);</text:p>
        </text:list-item>
      </text:list>
      <text:p text:style-name="P16">help.h</text:p>
      <text:list xml:id="list3678342821" text:style-name="L6">
        <text:list-item>
          <text:p text:style-name="P26">void list_pop(list_stack_node_t **head);</text:p>
        </text:list-item>
        <text:list-item>
          <text:p text:style-name="P26">int list_push(list_stack_node_t **head, int new_el);</text:p>
        </text:list-item>
        <text:list-item>
          <text:p text:style-name="P26">void list_free(list_stack_node_t **stack);</text:p>
        </text:list-item>
        <text:list-item>
          <text:p text:style-name="P26">void list_output_stack(list_stack_node_t *stack);</text:p>
        </text:list-item>
        <text:list-item>
          <text:p text:style-name="P26">void list_output_tree_stacks(list_stack_node_t **stack1, list_stack_node_t **stack2, list_stack_node_t **stack3);</text:p>
        </text:list-item>
        <text:list-item>
          <text:p text:style-name="P26">int array_create_stack(array_stack_t *stack, int len);</text:p>
        </text:list-item>
        <text:list-item>
          <text:p text:style-name="P26">int array_push(array_stack_t *stack, int element);</text:p>
        </text:list-item>
        <text:list-item>
          <text:p text:style-name="P26">int array_pop(array_stack_t *stack);</text:p>
        </text:list-item>
        <text:list-item>
          <text:p text:style-name="P26">void array_free(array_stack_t *stack);</text:p>
        </text:list-item>
        <text:list-item>
          <text:p text:style-name="P26">void array_output_stack(array_stack_t stack);</text:p>
        </text:list-item>
        <text:list-item>
          <text:p text:style-name="P26">void array_output_tree_stacks(array_stack_t *stack1, array_stack_t *stack2, array_stack_t *stack3);</text:p>
        </text:list-item>
        <text:list-item>
          <text:p text:style-name="P26">void clearInputBuf(void);</text:p>
        </text:list-item>
        <text:list-item>
          <text:p text:style-name="P26">void output_line(int size);</text:p>
        </text:list-item>
        <text:list-item>
          <text:p text:style-name="P26"/>
        </text:list-item>
      </text:list>
      <text:p text:style-name="P16">input.h</text:p>
      <text:list xml:id="list3546420719" text:style-name="L7">
        <text:list-item>
          <text:p text:style-name="P27">int input_array_stack(array_stack_t *stack);</text:p>
        </text:list-item>
        <text:list-item>
          <text:p text:style-name="P27">int input_list_stack(list_stack_node_t **head);</text:p>
        </text:list-item>
        <text:list-item>
          <text:p text:style-name="P27">int input_type_stack();</text:p>
        </text:list-item>
      </text:list>
      <text:p text:style-name="P16">menu.h</text:p>
      <text:list xml:id="list1802547013" text:style-name="L8">
        <text:list-item>
          <text:p text:style-name="P28">void menu();</text:p>
        </text:list-item>
      </text:list>
      <text:p text:style-name="P16">sort.h</text:p>
      <text:list xml:id="list3096531327" text:style-name="L9">
        <text:list-item>
          <text:p text:style-name="P29">int list_sort(list_stack_node_t **stack1, list_stack_node_t **stack2, list_stack_node_t **stack3);</text:p>
        </text:list-item>
        <text:list-item>
          <text:p text:style-name="P29">int array_sort(array_stack_t *stack1, array_stack_t *stack2, array_stack_t *stack3);</text:p>
        </text:list-item>
        <text:list-item>
          <text:p text:style-name="P29">void choise_sort();</text:p>
        </text:list-item>
      </text:list>
      <text:p text:style-name="P16">stack_work.h</text:p>
      <text:list xml:id="list1832990947" text:style-name="L10">
        <text:list-item>
          <text:p text:style-name="P30"><text:soft-page-break/>void choise_stack_work();</text:p>
        </text:list-item>
      </text:list>
      <text:p text:style-name="P16">testing.h</text:p>
      <text:list xml:id="list562475045" text:style-name="L11">
        <text:list-item>
          <text:p text:style-name="P31">void testing();</text:p>
        </text:list-item>
      </text:list>
      <text:h text:style-name="P20" text:outline-level="2"><text:span text:style-name="T40">Тесты</text:span></text:h>
      <text:h text:style-name="P21" text:outline-level="4"><text:span text:style-name="T50">Главное </text:span>Меню</text:h>
      <text:list xml:id="list3226865163" text:style-name="L12">
        <text:list-item>
          <text:p text:style-name="P70">Негативные (Результат для всех — завершение программы)</text:p>
          <text:list>
            <text:list-item>
              <text:p text:style-name="P73">Ввод буквы</text:p>
            </text:list-item>
            <text:list-item>
              <text:p text:style-name="P73">Ввод числа не из приведенного списка</text:p>
            </text:list-item>
          </text:list>
        </text:list-item>
        <text:list-item>
          <text:p text:style-name="P70">Позитивные</text:p>
          <text:list>
            <text:list-item>
              <text:p text:style-name="P63"><text:span text:style-name="T22">Ввод 1 — </text:span><text:span text:style-name="T23">действие — работа со стеком</text:span></text:p>
            </text:list-item>
            <text:list-item>
              <text:p text:style-name="P64"><text:span text:style-name="T22">Ввод 2 — </text:span><text:span text:style-name="T23">действие — сортировка стеков</text:span></text:p>
            </text:list-item>
            <text:list-item>
              <text:p text:style-name="P64"><text:span text:style-name="T22">Ввод 3 — </text:span><text:span text:style-name="T23">действие </text:span><text:span text:style-name="T22"><text:s/>— </text:span><text:span text:style-name="T23">Тестирование</text:span></text:p>
            </text:list-item>
          </text:list>
        </text:list-item>
      </text:list>
      <text:h text:style-name="P22" text:outline-level="4"><text:span text:style-name="T52">Меню </text:span><text:span text:style-name="T51">Работ</text:span><text:span text:style-name="T39">а</text:span><text:span text:style-name="T51"> </text:span><text:span text:style-name="T39">со стеком</text:span></text:h>
      <text:list xml:id="list150116583260104" text:continue-numbering="true" text:style-name="L12">
        <text:list-item>
          <text:p text:style-name="P65"><text:span text:style-name="T24">Негативные (Результат для всех — </text:span><text:span text:style-name="T25">выход в главное меню</text:span><text:span text:style-name="T24">)</text:span></text:p>
          <text:list>
            <text:list-item>
              <text:p text:style-name="P74">Ввод буквы</text:p>
            </text:list-item>
            <text:list-item>
              <text:p text:style-name="P74">Ввод числа не из приведенного списка</text:p>
            </text:list-item>
          </text:list>
        </text:list-item>
        <text:list-item>
          <text:p text:style-name="P71">Позитивные</text:p>
          <text:list>
            <text:list-item>
              <text:p text:style-name="P65"><text:span text:style-name="T22">Ввод 1 — </text:span><text:span text:style-name="T23">действие — </text:span><text:span text:style-name="T26">Добавление элемента</text:span></text:p>
            </text:list-item>
            <text:list-item>
              <text:p text:style-name="P65"><text:span text:style-name="T22">Ввод 2 — </text:span><text:span text:style-name="T23">действие — </text:span><text:span text:style-name="T26">Удаление элемента</text:span></text:p>
            </text:list-item>
            <text:list-item>
              <text:p text:style-name="P65"><text:span text:style-name="T22">Ввод 3 — </text:span><text:span text:style-name="T23">действие </text:span><text:span text:style-name="T22"><text:s/>— </text:span><text:span text:style-name="T26">Вывод стека</text:span></text:p>
            </text:list-item>
            <text:list-item>
              <text:p text:style-name="P75">Ввод 4 — действие — Вывод списка адресов</text:p>
            </text:list-item>
            <text:list-item>
              <text:p text:style-name="P75">Ввод 5 — действие — Освобождение стека, вывод списка адресов и егое освобождение</text:p>
            </text:list-item>
          </text:list>
        </text:list-item>
      </text:list>
      <text:h text:style-name="P23" text:outline-level="4"><text:span text:style-name="T51">С</text:span>ортировка</text:h>
      <text:list xml:id="list150114850127431" text:continue-numbering="true" text:style-name="L12">
        <text:list-item>
          <text:p text:style-name="P72">Позитивные</text:p>
          <text:list>
            <text:list-item>
              <text:p text:style-name="P82"><text:span text:style-name="T24">Т</text:span><text:span text:style-name="T21">ест 1 (Отсортированные — надо просто склеить)</text:span></text:p>
              <text:list>
                <text:list-item>
                  <text:p text:style-name="P82"><text:span text:style-name="T24">С</text:span><text:span text:style-name="T21">тек 1: 0, 1, 2</text:span></text:p>
                </text:list-item>
                <text:list-item>
                  <text:p text:style-name="P76">Стек 2: 3, 4, 5</text:p>
                </text:list-item>
                <text:list-item>
                  <text:p text:style-name="P77">Результат: </text:p>
                  <text:list>
                    <text:list-item>
                      <text:p text:style-name="P77">Стеки 1 и 2 пусты, </text:p>
                    </text:list-item>
                    <text:list-item>
                      <text:p text:style-name="P77">Стек 3: 0, 1, 2, 3, 4, 5</text:p>
                    </text:list-item>
                  </text:list>
                </text:list-item>
              </text:list>
            </text:list-item>
            <text:list-item>
              <text:p text:style-name="P66"><text:span text:style-name="T24">Т</text:span><text:span text:style-name="T29">ест </text:span><text:span text:style-name="T28">2</text:span><text:span text:style-name="T29"> (Отсортированные </text:span><text:span text:style-name="T28">одинаковые</text:span><text:span text:style-name="T29">)</text:span></text:p>
              <text:list>
                <text:list-item>
                  <text:p text:style-name="P83"><text:soft-page-break/><text:span text:style-name="T24">С</text:span><text:span text:style-name="T21">тек 1: 1, 2, </text:span><text:span text:style-name="T30">3</text:span></text:p>
                </text:list-item>
                <text:list-item>
                  <text:p text:style-name="P84"><text:span text:style-name="T21">Стек 2: 1, 2, </text:span><text:span text:style-name="T30">3</text:span></text:p>
                </text:list-item>
                <text:list-item>
                  <text:p text:style-name="P78">Результат: </text:p>
                  <text:list>
                    <text:list-item>
                      <text:p text:style-name="P78">Стеки 1 и 2 пусты, </text:p>
                    </text:list-item>
                    <text:list-item>
                      <text:p text:style-name="P66"><text:span text:style-name="T27">Стек 3</text:span><text:span text:style-name="T31">:</text:span><text:span text:style-name="T27"> </text:span><text:span text:style-name="T32">1, 1, 2, 2, 3, 3</text:span></text:p>
                    </text:list-item>
                  </text:list>
                </text:list-item>
              </text:list>
            </text:list-item>
            <text:list-item>
              <text:p text:style-name="P67"><text:span text:style-name="T24">Т</text:span><text:span text:style-name="T29">ест </text:span><text:span text:style-name="T33">3 </text:span><text:span text:style-name="T29">(</text:span><text:span text:style-name="T33">Перевернутый тест 1</text:span><text:span text:style-name="T29">)</text:span></text:p>
              <text:list>
                <text:list-item>
                  <text:p text:style-name="P85"><text:span text:style-name="T24">С</text:span><text:span text:style-name="T21">тек 1: </text:span><text:span text:style-name="T33">7, 6, 5</text:span></text:p>
                </text:list-item>
                <text:list-item>
                  <text:p text:style-name="P67"><text:span text:style-name="T29">Стек 2: </text:span><text:span text:style-name="T33">4, 3, 2</text:span></text:p>
                </text:list-item>
                <text:list-item>
                  <text:p text:style-name="P79">Результат: </text:p>
                  <text:list>
                    <text:list-item>
                      <text:p text:style-name="P79">Стеки 1 и 2 пусты, </text:p>
                    </text:list-item>
                    <text:list-item>
                      <text:p text:style-name="P67"><text:span text:style-name="T27">Стек 3</text:span><text:span text:style-name="T31">:</text:span><text:span text:style-name="T27"> </text:span><text:span text:style-name="T33">2, 3, 4, 5, 6, 7</text:span></text:p>
                    </text:list-item>
                  </text:list>
                </text:list-item>
              </text:list>
            </text:list-item>
            <text:list-item>
              <text:p text:style-name="P68"><text:span text:style-name="T24">Т</text:span><text:span text:style-name="T29">ест </text:span><text:span text:style-name="T34">4 </text:span><text:span text:style-name="T29">(</text:span><text:span text:style-name="T33">Перевернутый тест </text:span><text:span text:style-name="T35">2</text:span><text:span text:style-name="T29">)</text:span></text:p>
              <text:list>
                <text:list-item>
                  <text:p text:style-name="P86"><text:span text:style-name="T24">С</text:span><text:span text:style-name="T21">тек 1: </text:span><text:span text:style-name="T33">7, 6, 5</text:span></text:p>
                </text:list-item>
                <text:list-item>
                  <text:p text:style-name="P68"><text:span text:style-name="T29">Стек 2: </text:span><text:span text:style-name="T35">7, 6, 5</text:span></text:p>
                </text:list-item>
                <text:list-item>
                  <text:p text:style-name="P80">Результат: </text:p>
                  <text:list>
                    <text:list-item>
                      <text:p text:style-name="P80">Стеки 1 и 2 пусты, </text:p>
                    </text:list-item>
                    <text:list-item>
                      <text:p text:style-name="P68"><text:span text:style-name="T27">Стек 3</text:span><text:span text:style-name="T31">:</text:span><text:span text:style-name="T27"> </text:span><text:span text:style-name="T35">5, 6, 7</text:span></text:p>
                    </text:list-item>
                  </text:list>
                </text:list-item>
              </text:list>
            </text:list-item>
            <text:list-item>
              <text:p text:style-name="P69"><text:span text:style-name="T24">Т</text:span><text:span text:style-name="T29">ест </text:span><text:span text:style-name="T35">5</text:span><text:span text:style-name="T34"> </text:span><text:span text:style-name="T29">(</text:span><text:span text:style-name="T35">Разной длины Случайные с отрицательными числами</text:span><text:span text:style-name="T29">)</text:span></text:p>
              <text:list>
                <text:list-item>
                  <text:p text:style-name="P87"><text:span text:style-name="T24">С</text:span><text:span text:style-name="T21">тек 1: </text:span><text:span text:style-name="T33">-</text:span><text:span text:style-name="T35">1, 2, -3, 4, 2</text:span></text:p>
                </text:list-item>
                <text:list-item>
                  <text:p text:style-name="P69"><text:span text:style-name="T29">Стек 2:</text:span><text:span text:style-name="T35"> -2, </text:span><text:span text:style-name="T36">2, 3, 10</text:span></text:p>
                </text:list-item>
                <text:list-item>
                  <text:p text:style-name="P81">Результат: </text:p>
                  <text:list>
                    <text:list-item>
                      <text:p text:style-name="P81">Стеки 1 и 2 пусты, </text:p>
                    </text:list-item>
                    <text:list-item>
                      <text:p text:style-name="P69"><text:span text:style-name="T27">Стек 3</text:span><text:span text:style-name="T31">:</text:span><text:span text:style-name="T27"> </text:span><text:span text:style-name="T35">-</text:span><text:span text:style-name="T37">3, -2, -1, 2, 2, 2, 3, 10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Выводы о проделанной работе</text:h>
      <text:p text:style-name="P15">Результаты тестирования</text:p>
      <text:p text:style-name="P14"><text:tab/><text:tab/>---------------------------------------------------</text:p>
      <text:p text:style-name="P14"><text:tab/>Таблица с результатами тестирования (кол-во повторов</text:p>
      <text:p text:style-name="P14"><text:tab/>для вычисления времени = 100)</text:p>
      <text:p text:style-name="P14"><text:tab/>---------------------------------------------------</text:p>
      <text:p text:style-name="P14"><text:tab/>| <text:s text:c="2"/>N | <text:s text:c="4"/>type | <text:s text:c="4"/>size | <text:s/>procent | <text:s text:c="4"/>time |</text:p>
      <text:p text:style-name="P14"><text:tab/>---------------------------------------------------</text:p>
      <text:p text:style-name="P14"><text:tab/>| <text:s text:c="2"/>1 | <text:s text:c="3"/>array | <text:s text:c="6"/>10 | <text:s text:c="6"/>10 | <text:s text:c="5"/>664 |</text:p>
      <text:p text:style-name="P14"><text:tab/>| <text:s text:c="2"/>1 | <text:s text:c="4"/>list | <text:s text:c="6"/>10 | <text:s text:c="6"/>10 | <text:s text:c="4"/>2282 |</text:p>
      <text:p text:style-name="P14"><text:tab/>---------------------------------------------------</text:p>
      <text:p text:style-name="P14"><text:tab/>| <text:s text:c="2"/>2 | <text:s text:c="3"/>array | <text:s text:c="6"/>10 | <text:s text:c="6"/>20 | <text:s text:c="5"/>625 |</text:p>
      <text:p text:style-name="P14"><text:tab/>| <text:s text:c="2"/>2 | <text:s text:c="4"/>list | <text:s text:c="6"/>10 | <text:s text:c="6"/>20 | <text:s text:c="4"/>8478 |</text:p>
      <text:p text:style-name="P14"><text:tab/>---------------------------------------------------</text:p>
      <text:p text:style-name="P14"><text:tab/>| <text:s text:c="2"/>3 | <text:s text:c="3"/>array | <text:s text:c="6"/>10 | <text:s text:c="6"/>30 | <text:s text:c="5"/>653 |</text:p>
      <text:p text:style-name="P14"><text:tab/>| <text:s text:c="2"/>3 | <text:s text:c="4"/>list | <text:s text:c="6"/>10 | <text:s text:c="6"/>30 | <text:s text:c="3"/>20347 |</text:p>
      <text:p text:style-name="P14"><text:tab/>---------------------------------------------------</text:p>
      <text:p text:style-name="P14"><text:tab/>| <text:s text:c="2"/>4 | <text:s text:c="3"/>array | <text:s text:c="6"/>10 | <text:s text:c="6"/>50 | <text:s text:c="5"/>780 |</text:p>
      <text:p text:style-name="P14"><text:soft-page-break/><text:tab/>| <text:s text:c="2"/>4 | <text:s text:c="4"/>list | <text:s text:c="6"/>10 | <text:s text:c="6"/>50 | <text:s text:c="3"/>52591 |</text:p>
      <text:p text:style-name="P14"><text:tab/>---------------------------------------------------</text:p>
      <text:p text:style-name="P14"><text:tab/>| <text:s text:c="2"/>5 | <text:s text:c="3"/>array | <text:s text:c="6"/>10 | <text:s text:c="6"/>70 | <text:s text:c="5"/>766 |</text:p>
      <text:p text:style-name="P14"><text:tab/>| <text:s text:c="2"/>5 | <text:s text:c="4"/>list | <text:s text:c="6"/>10 | <text:s text:c="6"/>70 | <text:s text:c="2"/>100607 |</text:p>
      <text:p text:style-name="P14"><text:tab/>---------------------------------------------------</text:p>
      <text:p text:style-name="P14"><text:tab/>| <text:s text:c="2"/>6 | <text:s text:c="3"/>array | <text:s text:c="6"/>10 | <text:s text:c="5"/>100 | <text:s text:c="5"/>876 |</text:p>
      <text:p text:style-name="P14"><text:tab/>| <text:s text:c="2"/>6 | <text:s text:c="4"/>list | <text:s text:c="6"/>10 | <text:s text:c="5"/>100 | <text:s text:c="2"/>210225 |</text:p>
      <text:p text:style-name="P14"><text:tab/>---------------------------------------------------</text:p>
      <text:p text:style-name="P14"><text:tab/>| <text:s text:c="2"/>7 | <text:s text:c="3"/>array | <text:s text:c="6"/>20 | <text:s text:c="6"/>10 | <text:s text:c="5"/>604 |</text:p>
      <text:p text:style-name="P14"><text:tab/>| <text:s text:c="2"/>7 | <text:s text:c="4"/>list | <text:s text:c="6"/>20 | <text:s text:c="6"/>10 | <text:s text:c="4"/>2318 |</text:p>
      <text:p text:style-name="P14"><text:tab/>---------------------------------------------------</text:p>
      <text:p text:style-name="P14"><text:tab/>| <text:s text:c="2"/>8 | <text:s text:c="3"/>array | <text:s text:c="6"/>20 | <text:s text:c="6"/>20 | <text:s text:c="4"/>2217 |</text:p>
      <text:p text:style-name="P14"><text:tab/>| <text:s text:c="2"/>8 | <text:s text:c="4"/>list | <text:s text:c="6"/>20 | <text:s text:c="6"/>20 | <text:s text:c="4"/>9181 |</text:p>
      <text:p text:style-name="P14"><text:tab/>---------------------------------------------------</text:p>
      <text:p text:style-name="P14"><text:tab/>| <text:s text:c="2"/>9 | <text:s text:c="3"/>array | <text:s text:c="6"/>20 | <text:s text:c="6"/>30 | <text:s text:c="4"/>2361 |</text:p>
      <text:p text:style-name="P14"><text:tab/>| <text:s text:c="2"/>9 | <text:s text:c="4"/>list | <text:s text:c="6"/>20 | <text:s text:c="6"/>30 | <text:s text:c="3"/>18670 |</text:p>
      <text:p text:style-name="P14"><text:tab/>---------------------------------------------------</text:p>
      <text:p text:style-name="P14"><text:tab/>| <text:s/>10 | <text:s text:c="3"/>array | <text:s text:c="6"/>20 | <text:s text:c="6"/>50 | <text:s text:c="4"/>2897 |</text:p>
      <text:p text:style-name="P14"><text:tab/>| <text:s/>10 | <text:s text:c="4"/>list | <text:s text:c="6"/>20 | <text:s text:c="6"/>50 | <text:s text:c="3"/>53821 |</text:p>
      <text:p text:style-name="P14"><text:tab/>---------------------------------------------------</text:p>
      <text:p text:style-name="P14"><text:tab/>| <text:s/>11 | <text:s text:c="3"/>array | <text:s text:c="6"/>20 | <text:s text:c="6"/>70 | <text:s text:c="4"/>2338 |</text:p>
      <text:p text:style-name="P14"><text:tab/>| <text:s/>11 | <text:s text:c="4"/>list | <text:s text:c="6"/>20 | <text:s text:c="6"/>70 | <text:s text:c="2"/>107713 |</text:p>
      <text:p text:style-name="P14"><text:tab/>---------------------------------------------------</text:p>
      <text:p text:style-name="P14"><text:tab/>| <text:s/>12 | <text:s text:c="3"/>array | <text:s text:c="6"/>20 | <text:s text:c="5"/>100 | <text:s text:c="4"/>2455 |</text:p>
      <text:p text:style-name="P14"><text:tab/>| <text:s/>12 | <text:s text:c="4"/>list | <text:s text:c="6"/>20 | <text:s text:c="5"/>100 | <text:s text:c="2"/>207023 |</text:p>
      <text:p text:style-name="P14"><text:tab/>---------------------------------------------------</text:p>
      <text:p text:style-name="P14"><text:tab/>| <text:s/>13 | <text:s text:c="3"/>array | <text:s text:c="6"/>30 | <text:s text:c="6"/>10 | <text:s text:c="5"/>661 |</text:p>
      <text:p text:style-name="P14"><text:tab/>| <text:s/>13 | <text:s text:c="4"/>list | <text:s text:c="6"/>30 | <text:s text:c="6"/>10 | <text:s text:c="4"/>2242 |</text:p>
      <text:p text:style-name="P14"><text:tab/>---------------------------------------------------</text:p>
      <text:p text:style-name="P14"><text:tab/>| <text:s/>14 | <text:s text:c="3"/>array | <text:s text:c="6"/>30 | <text:s text:c="6"/>20 | <text:s text:c="4"/>2208 |</text:p>
      <text:p text:style-name="P14"><text:tab/>| <text:s/>14 | <text:s text:c="4"/>list | <text:s text:c="6"/>30 | <text:s text:c="6"/>20 | <text:s text:c="4"/>9217 |</text:p>
      <text:p text:style-name="P14"><text:tab/>---------------------------------------------------</text:p>
      <text:p text:style-name="P14"><text:tab/>| <text:s/>15 | <text:s text:c="3"/>array | <text:s text:c="6"/>30 | <text:s text:c="6"/>30 | <text:s text:c="4"/>4717 |</text:p>
      <text:p text:style-name="P14"><text:tab/>| <text:s/>15 | <text:s text:c="4"/>list | <text:s text:c="6"/>30 | <text:s text:c="6"/>30 | <text:s text:c="3"/>19550 |</text:p>
      <text:p text:style-name="P14"><text:tab/>---------------------------------------------------</text:p>
      <text:p text:style-name="P14"><text:tab/>| <text:s/>16 | <text:s text:c="3"/>array | <text:s text:c="6"/>30 | <text:s text:c="6"/>50 | <text:s text:c="4"/>4844 |</text:p>
      <text:p text:style-name="P14"><text:tab/>| <text:s/>16 | <text:s text:c="4"/>list | <text:s text:c="6"/>30 | <text:s text:c="6"/>50 | <text:s text:c="3"/>52453 |</text:p>
      <text:p text:style-name="P14"><text:tab/>---------------------------------------------------</text:p>
      <text:p text:style-name="P14"><text:tab/>| <text:s/>17 | <text:s text:c="3"/>array | <text:s text:c="6"/>30 | <text:s text:c="6"/>70 | <text:s text:c="4"/>5124 |</text:p>
      <text:p text:style-name="P14"><text:tab/>| <text:s/>17 | <text:s text:c="4"/>list | <text:s text:c="6"/>30 | <text:s text:c="6"/>70 | <text:s text:c="2"/>102074 |</text:p>
      <text:p text:style-name="P14"><text:tab/>---------------------------------------------------</text:p>
      <text:p text:style-name="P14"><text:tab/>| <text:s/>18 | <text:s text:c="3"/>array | <text:s text:c="6"/>30 | <text:s text:c="5"/>100 | <text:s text:c="4"/>4968 |</text:p>
      <text:p text:style-name="P14"><text:tab/>| <text:s/>18 | <text:s text:c="4"/>list | <text:s text:c="6"/>30 | <text:s text:c="5"/>100 | <text:s text:c="2"/>200334 |</text:p>
      <text:p text:style-name="P14"><text:tab/>---------------------------------------------------</text:p>
      <text:p text:style-name="P14"><text:tab/>| <text:s/>19 | <text:s text:c="3"/>array | <text:s text:c="6"/>50 | <text:s text:c="6"/>10 | <text:s text:c="5"/>597 |</text:p>
      <text:p text:style-name="P14"><text:tab/>| <text:s/>19 | <text:s text:c="4"/>list | <text:s text:c="6"/>50 | <text:s text:c="6"/>10 | <text:s text:c="4"/>2234 |</text:p>
      <text:p text:style-name="P14"><text:tab/>---------------------------------------------------</text:p>
      <text:p text:style-name="P14"><text:tab/>| <text:s/>20 | <text:s text:c="3"/>array | <text:s text:c="6"/>50 | <text:s text:c="6"/>20 | <text:s text:c="4"/>2195 |</text:p>
      <text:p text:style-name="P14"><text:tab/>| <text:s/>20 | <text:s text:c="4"/>list | <text:s text:c="6"/>50 | <text:s text:c="6"/>20 | <text:s text:c="4"/>8962 |</text:p>
      <text:p text:style-name="P14"><text:tab/>---------------------------------------------------</text:p>
      <text:p text:style-name="P14"><text:tab/>| <text:s/>21 | <text:s text:c="3"/>array | <text:s text:c="6"/>50 | <text:s text:c="6"/>30 | <text:s text:c="4"/>5161 |</text:p>
      <text:p text:style-name="P14"><text:tab/>| <text:s/>21 | <text:s text:c="4"/>list | <text:s text:c="6"/>50 | <text:s text:c="6"/>30 | <text:s text:c="3"/>18747 |</text:p>
      <text:p text:style-name="P14"><text:tab/>---------------------------------------------------</text:p>
      <text:p text:style-name="P14"><text:tab/>| <text:s/>22 | <text:s text:c="3"/>array | <text:s text:c="6"/>50 | <text:s text:c="6"/>50 | <text:s text:c="3"/>12528 |</text:p>
      <text:p text:style-name="P14"><text:tab/>| <text:s/>22 | <text:s text:c="4"/>list | <text:s text:c="6"/>50 | <text:s text:c="6"/>50 | <text:s text:c="3"/>50343 |</text:p>
      <text:p text:style-name="P14"><text:tab/>---------------------------------------------------</text:p>
      <text:p text:style-name="P14"><text:tab/>| <text:s/>23 | <text:s text:c="3"/>array | <text:s text:c="6"/>50 | <text:s text:c="6"/>70 | <text:s text:c="3"/>12785 |</text:p>
      <text:p text:style-name="P14"><text:tab/>| <text:s/>23 | <text:s text:c="4"/>list | <text:s text:c="6"/>50 | <text:s text:c="6"/>70 | <text:s text:c="3"/>97451 |</text:p>
      <text:p text:style-name="P14"><text:tab/>---------------------------------------------------</text:p>
      <text:p text:style-name="P14"><text:tab/>| <text:s/>24 | <text:s text:c="3"/>array | <text:s text:c="6"/>50 | <text:s text:c="5"/>100 | <text:s text:c="3"/>13635 |</text:p>
      <text:p text:style-name="P14"><text:tab/>| <text:s/>24 | <text:s text:c="4"/>list | <text:s text:c="6"/>50 | <text:s text:c="5"/>100 | <text:s text:c="2"/>212631 |</text:p>
      <text:p text:style-name="P14"><text:tab/>---------------------------------------------------</text:p>
      <text:p text:style-name="P14"><text:tab/>| <text:s/>25 | <text:s text:c="3"/>array | <text:s text:c="6"/>70 | <text:s text:c="6"/>10 | <text:s text:c="5"/>791 |</text:p>
      <text:p text:style-name="P14"><text:tab/>| <text:s/>25 | <text:s text:c="4"/>list | <text:s text:c="6"/>70 | <text:s text:c="6"/>10 | <text:s text:c="4"/>2273 |</text:p>
      <text:p text:style-name="P14"><text:tab/>---------------------------------------------------</text:p>
      <text:p text:style-name="P14"><text:tab/>| <text:s/>26 | <text:s text:c="3"/>array | <text:s text:c="6"/>70 | <text:s text:c="6"/>20 | <text:s text:c="4"/>2228 |</text:p>
      <text:p text:style-name="P14"><text:tab/>| <text:s/>26 | <text:s text:c="4"/>list | <text:s text:c="6"/>70 | <text:s text:c="6"/>20 | <text:s text:c="3"/>12372 |</text:p>
      <text:p text:style-name="P14"><text:tab/>---------------------------------------------------</text:p>
      <text:p text:style-name="P14"><text:tab/>| <text:s/>27 | <text:s text:c="3"/>array | <text:s text:c="6"/>70 | <text:s text:c="6"/>30 | <text:s text:c="4"/>5512 |</text:p>
      <text:p text:style-name="P14"><text:tab/>| <text:s/>27 | <text:s text:c="4"/>list | <text:s text:c="6"/>70 | <text:s text:c="6"/>30 | <text:s text:c="3"/>18848 |</text:p>
      <text:p text:style-name="P14"><text:tab/>---------------------------------------------------</text:p>
      <text:p text:style-name="P14"><text:tab/>| <text:s/>28 | <text:s text:c="3"/>array | <text:s text:c="6"/>70 | <text:s text:c="6"/>50 | <text:s text:c="3"/>15794 |</text:p>
      <text:p text:style-name="P14"><text:tab/>| <text:s/>28 | <text:s text:c="4"/>list | <text:s text:c="6"/>70 | <text:s text:c="6"/>50 | <text:s text:c="3"/>56586 |</text:p>
      <text:p text:style-name="P14"><text:tab/>---------------------------------------------------</text:p>
      <text:p text:style-name="P14"><text:tab/>| <text:s/>29 | <text:s text:c="3"/>array | <text:s text:c="6"/>70 | <text:s text:c="6"/>70 | <text:s text:c="3"/>24729 |</text:p>
      <text:p text:style-name="P14"><text:tab/>| <text:s/>29 | <text:s text:c="4"/>list | <text:s text:c="6"/>70 | <text:s text:c="6"/>70 | <text:s text:c="2"/>104659 |</text:p>
      <text:p text:style-name="P14"><text:tab/>---------------------------------------------------</text:p>
      <text:p text:style-name="P14"><text:tab/>| <text:s/>30 | <text:s text:c="3"/>array | <text:s text:c="6"/>70 | <text:s text:c="5"/>100 | <text:s text:c="3"/>25187 |</text:p>
      <text:p text:style-name="P14"><text:tab/>| <text:s/>30 | <text:s text:c="4"/>list | <text:s text:c="6"/>70 | <text:s text:c="5"/>100 | <text:s text:c="2"/>204418 |</text:p>
      <text:p text:style-name="P14"><text:tab/>---------------------------------------------------</text:p>
      <text:p text:style-name="P14"><text:soft-page-break/><text:tab/>| <text:s/>31 | <text:s text:c="3"/>array | <text:s text:c="5"/>100 | <text:s text:c="6"/>10 | <text:s text:c="5"/>662 |</text:p>
      <text:p text:style-name="P14"><text:tab/>| <text:s/>31 | <text:s text:c="4"/>list | <text:s text:c="5"/>100 | <text:s text:c="6"/>10 | <text:s text:c="4"/>2515 |</text:p>
      <text:p text:style-name="P14"><text:tab/>---------------------------------------------------</text:p>
      <text:p text:style-name="P14"><text:tab/>| <text:s/>32 | <text:s text:c="3"/>array | <text:s text:c="5"/>100 | <text:s text:c="6"/>20 | <text:s text:c="4"/>2213 |</text:p>
      <text:p text:style-name="P14"><text:tab/>| <text:s/>32 | <text:s text:c="4"/>list | <text:s text:c="5"/>100 | <text:s text:c="6"/>20 | <text:s text:c="4"/>9578 |</text:p>
      <text:p text:style-name="P14"><text:tab/>---------------------------------------------------</text:p>
      <text:p text:style-name="P14"><text:tab/>| <text:s/>33 | <text:s text:c="3"/>array | <text:s text:c="5"/>100 | <text:s text:c="6"/>30 | <text:s text:c="4"/>4863 |</text:p>
      <text:p text:style-name="P14"><text:tab/>| <text:s/>33 | <text:s text:c="4"/>list | <text:s text:c="5"/>100 | <text:s text:c="6"/>30 | <text:s text:c="3"/>18580 |</text:p>
      <text:p text:style-name="P14"><text:tab/>---------------------------------------------------</text:p>
      <text:p text:style-name="P14"><text:tab/>| <text:s/>34 | <text:s text:c="3"/>array | <text:s text:c="5"/>100 | <text:s text:c="6"/>50 | <text:s text:c="3"/>12772 |</text:p>
      <text:p text:style-name="P14"><text:tab/>| <text:s/>34 | <text:s text:c="4"/>list | <text:s text:c="5"/>100 | <text:s text:c="6"/>50 | <text:s text:c="3"/>51539 |</text:p>
      <text:p text:style-name="P14"><text:tab/>---------------------------------------------------</text:p>
      <text:p text:style-name="P14"><text:tab/>| <text:s/>35 | <text:s text:c="3"/>array | <text:s text:c="5"/>100 | <text:s text:c="6"/>70 | <text:s text:c="3"/>24868 |</text:p>
      <text:p text:style-name="P14"><text:tab/>| <text:s/>35 | <text:s text:c="4"/>list | <text:s text:c="5"/>100 | <text:s text:c="6"/>70 | <text:s text:c="3"/>97928 |</text:p>
      <text:p text:style-name="P14"><text:tab/>---------------------------------------------------</text:p>
      <text:p text:style-name="P14"><text:tab/>| <text:s/>36 | <text:s text:c="3"/>array | <text:s text:c="5"/>100 | <text:s text:c="5"/>100 | <text:s text:c="3"/>50114 |</text:p>
      <text:p text:style-name="P14"><text:tab/>| <text:s/>36 | <text:s text:c="4"/>list | <text:s text:c="5"/>100 | <text:s text:c="5"/>100 | <text:s text:c="2"/>198082 |</text:p>
      <text:p text:style-name="P14"><text:tab/>---------------------------------------------------</text:p>
      <text:p text:style-name="P32">Очевидно, что приреализации стека массивом, можно значительно выйграть в скорости, по сравнению со списком. <text:span text:style-name="T69">Однако проведем расчеты памяти:</text:span></text:p>
      <text:p text:style-name="P33"><text:span text:style-name="T62">(10 10</text:span><text:span text:style-name="T63">0</text:span><text:span text:style-name="T62">) </text:span><text:span text:style-name="T71">где </text:span><text:span text:style-name="T69">10 элементов максимальная необходимая возможность стека, 10 элементов заполнено.</text:span></text:p>
      <text:p text:style-name="P35">Указатель 8 байт, int — 4 байта.</text:p>
      <text:p text:style-name="P33"><text:span text:style-name="T70">Список :</text:span> <text:s/><text:span text:style-name="T74">(4 + 8 ) * 10 </text:span><text:span text:style-name="T78">= 120</text:span></text:p>
      <text:p text:style-name="P38">Массив : 4*10 <text:span text:style-name="T78">= 40</text:span></text:p>
      <text:p text:style-name="P41"><text:span text:style-name="T61">Массив выгоднее</text:span> по памяти.</text:p>
      <text:p text:style-name="P43"><text:span text:style-name="T62">(10 50) </text:span><text:span text:style-name="T71">где </text:span><text:span text:style-name="T69">10 элементов максимальная необходимая возможность стека, </text:span><text:span text:style-name="T72">5</text:span><text:span text:style-name="T69"> элементов заполнено.</text:span></text:p>
      <text:p text:style-name="P36">Указатель 8 байт, int — 4 байта.</text:p>
      <text:p text:style-name="P43"><text:span text:style-name="T70">Список :</text:span><text:span text:style-name="T68"> <text:s/></text:span><text:span text:style-name="T73">(4 + 8) * 5 </text:span><text:span text:style-name="T76">= </text:span><text:span text:style-name="T77">60</text:span></text:p>
      <text:p text:style-name="P39">Массив : 4*10 <text:span text:style-name="T76">= 40</text:span></text:p>
      <text:p text:style-name="P42"><text:span text:style-name="T61">Массив выгоднее</text:span> по памяти.</text:p>
      <text:p text:style-name="P44"><text:span text:style-name="T62">(10 </text:span><text:span text:style-name="T65">30</text:span><text:span text:style-name="T62">) </text:span><text:span text:style-name="T71">где </text:span><text:span text:style-name="T69">10 элементов максимальная необходимая возможность стека, </text:span><text:span text:style-name="T79">3</text:span><text:span text:style-name="T69"> элементов заполнено.</text:span></text:p>
      <text:p text:style-name="P37">Указатель 8 байт, int — 4 байта.</text:p>
      <text:p text:style-name="P44"><text:span text:style-name="T70">Список :</text:span><text:span text:style-name="T68"> <text:s/></text:span><text:span text:style-name="T73">(4 + 8) * </text:span><text:span text:style-name="T79">3</text:span><text:span text:style-name="T73"> </text:span><text:span text:style-name="T76">= </text:span><text:span text:style-name="T79">36</text:span></text:p>
      <text:p text:style-name="P40">Массив : 4*10 <text:span text:style-name="T76">= 40</text:span></text:p>
      <text:p text:style-name="P44"><text:span text:style-name="T66">Список</text:span><text:span text:style-name="T62"> выгоднее</text:span><text:span text:style-name="T71"> по памяти.</text:span></text:p>
      <text:p text:style-name="P34"><text:span text:style-name="T62">(10 10) </text:span><text:span text:style-name="T71">где </text:span><text:span text:style-name="T69">10 элементов максимальная необходимая возможность стека, 1 элемент заполнен.</text:span></text:p>
      <text:p text:style-name="P36">Указатель 8 байт, int — 4 байта.</text:p>
      <text:p text:style-name="P43"><text:span text:style-name="T70">Список :</text:span><text:span text:style-name="T68"> <text:s/></text:span><text:span text:style-name="T75">(4 + 8)</text:span></text:p>
      <text:p text:style-name="P39">Массив : 4*10</text:p>
      <text:p text:style-name="P43"><text:span text:style-name="T64">Список</text:span><text:span text:style-name="T62"> выгоднее</text:span><text:span text:style-name="T71"> по памяти.</text:span></text:p>
      <text:p text:style-name="P45">Можно сделать вывод, что по памяти выгоден массив, только если количество элем<text:span text:style-name="T80">е</text:span>нтов хот<text:span text:style-name="T80">я</text:span> бы приблизительно и<text:span text:style-name="T80">з</text:span>вестно. <text:span text:style-name="T80">Иначе в стеке останется очень много выделенной, но не использованной памяти.</text:span></text:p>
      <text:p text:style-name="P45"><text:span text:style-name="T67"/></text:p>
      <text:h text:style-name="Heading_20_2" text:outline-level="2">Вывод</text:h>
      <text:p text:style-name="P102">Стек выгодно реализовывать массивом, когда есть ограничения по времени и хотя бы приблизительно известен размер стека, В других случаях лучше использовать список, потому что он не накладывает ограниченй на длину стека, что удобней и пользователю и программисту.</text:p>
      <text:h text:style-name="Heading_20_2" text:outline-level="2"><text:soft-page-break/>Ответы на вопросы</text:h>
      <text:h text:style-name="Heading_20_3" text:outline-level="3">1. Что такое стек?</text:h>
      <text:p text:style-name="P3"><text:span text:style-name="T53">Стек — это </text:span>абстрактный тип данных, представляющий собой список элементов, организованных по принципу LIFO <text:span text:style-name="T53">(последний пришел, первый вышел)</text:span>.</text:p>
      <text:h text:style-name="Heading_20_3" text:outline-level="3">2. Каким образом и сколько памяти выделяется под хранение стека при различной его реализации?</text:h>
      <text:p text:style-name="P4">При хранении стека массивом — запрашивается макс. кол-во элементов в стеке, и под это кол-во выделяется память.</text:p>
      <text:p text:style-name="P4">При хранении стека списком — память выделяется под каждый элемент по мере добавления.</text:p>
      <text:h text:style-name="Heading_20_3" text:outline-level="3">3. Каким образом освобождается память при удалении элемента стека при различной реализации стека?</text:h>
      <text:p text:style-name="P5">При хранении стека массивом — память <text:span text:style-name="T54">з</text:span>аполняется нулем, передвигается указатель (фактически ничего не освобождается)</text:p>
      <text:p text:style-name="P5">При хранении стека списком — память освобождается при удалении каждого элемента.</text:p>
      <text:h text:style-name="Heading_20_3" text:outline-level="3">4. Что происходит с элементами стека при его просмотре?</text:h>
      <text:p text:style-name="P6">Они все вынимаются, потом складываются назад.</text:p>
      <text:h text:style-name="Heading_20_3" text:outline-level="3">5. Каким образом эффективнее реализовывать стек? От чего это зависит?</text:h>
      <text:p text:style-name="P7">Реализацию стека надо выбирать по ситуации.</text:p>
      <text:p text:style-name="P7">Если стек точно будет маленький, и необходимо, чтобы программа была эффективвной по времени и памяти, то надо реализовывать массивом.</text:p>
      <text:p text:style-name="P103"><text:span text:style-name="T55">Если размер стека заранее не известен (даже примерно). Требований особых к эффективности не стоит, то </text:span><text:span text:style-name="T83">выгодней</text:span><text:span text:style-name="T55"> использовать реализацию спис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2-28T15:01:14.269769198</dc:date>
    <meta:editing-duration>P8DT19H37M39S</meta:editing-duration>
    <meta:editing-cycles>494</meta:editing-cycles>
    <meta:generator>LibreOffice/6.4.6.2$Linux_X86_64 LibreOffice_project/40$Build-2</meta:generator>
    <meta:document-statistic meta:table-count="1" meta:image-count="1" meta:object-count="0" meta:page-count="10" meta:paragraph-count="355" meta:word-count="2306" meta:character-count="15335" meta:non-whitespace-character-count="11747"/>
  </office:meta>
</office:document-meta>
</file>